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36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46cm"/>
    </style:style>
    <style:style style:name="co5" style:family="table-column">
      <style:table-column-properties fo:break-before="auto" style:column-width="2.048cm"/>
    </style:style>
    <style:style style:name="co6" style:family="table-column">
      <style:table-column-properties fo:break-before="auto" style:column-width="0.833cm"/>
    </style:style>
    <style:style style:name="co7" style:family="table-column">
      <style:table-column-properties fo:break-before="auto" style:column-width="0.83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711cm"/>
    </style:style>
    <style:style style:name="co10" style:family="table-column">
      <style:table-column-properties fo:break-before="auto" style:column-width="2.78cm"/>
    </style:style>
    <style:style style:name="co11" style:family="table-column">
      <style:table-column-properties fo:break-before="auto" style:column-width="0.866cm"/>
    </style:style>
    <style:style style:name="co12" style:family="table-column">
      <style:table-column-properties fo:break-before="auto" style:column-width="0.753cm"/>
    </style:style>
    <style:style style:name="co13" style:family="table-column">
      <style:table-column-properties fo:break-before="auto" style:column-width="0.699cm"/>
    </style:style>
    <style:style style:name="co14" style:family="table-column">
      <style:table-column-properties fo:break-before="auto" style:column-width="2.598cm"/>
    </style:style>
    <style:style style:name="co15" style:family="table-column">
      <style:table-column-properties fo:break-before="auto" style:column-width="2.252cm"/>
    </style:style>
    <style:style style:name="co16" style:family="table-column">
      <style:table-column-properties fo:break-before="auto" style:column-width="11.25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2.598cm" fo:break-before="auto" style:use-optimal-row-height="false"/>
    </style:style>
    <style:style style:name="ro5" style:family="table-row">
      <style:table-row-properties style:row-height="0.557cm" fo:break-before="auto" style:use-optimal-row-height="tru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48V_20__26__20_Pad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Channels.C2">
          <table:error-message table:message-type="stop" table:display="true"/>
        </table:content-validation>
        <table:content-validation table:name="val2" table:condition="of:cell-content-is-in-list(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Channels.E2">
          <table:error-message table:message-type="stop" table:display="true"/>
        </table:content-validation>
        <table:content-validation table:name="val3" table:condition="of:cell-content-is-decimal-number() and cell-content-is-between(20,2000)" table:allow-empty-cell="true" table:base-cell-address="Channels.G2">
          <table:error-message table:message-type="stop" table:display="true"/>
        </table:content-validation>
        <table:content-validation table:name="val4" table:condition="of:cell-content-is-in-list(&quot;+60&quot;;&quot;+55&quot;;&quot;+50&quot;;&quot;+45&quot;;&quot;+40&quot;;&quot;+35&quot;;&quot;+30&quot;;&quot;+25&quot;;&quot;+20&quot;;&quot;+15&quot;;&quot;+10&quot;;&quot;+5&quot;;&quot;&quot;)" table:allow-empty-cell="true" table:display-list="unsorted" table:base-cell-address="Channels.D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2"/>
        <table:table-column table:style-name="co3" table:default-cell-style-name="ce8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5"/>
        <table:table-column table:style-name="co5" table:default-cell-style-name="ce2"/>
        <table:table-column table:style-name="co1" table:default-cell-style-name="ce8"/>
        <table:table-column table:style-name="co1" table:default-cell-style-name="Default"/>
        <table:table-column table:style-name="co6" table:number-columns-repeated="24" table:default-cell-style-name="ce2"/>
        <table:table-column table:style-name="co1" table:default-cell-style-name="Default"/>
        <table:table-column table:style-name="co7" table:number-columns-repeated="8" table:default-cell-style-name="ce2"/>
        <table:table-column table:style-name="co1" table:number-columns-repeated="16338" table:default-cell-style-name="Default"/>
        <table:table-column table:style-name="co8" table:default-cell-style-name="Default"/>
        <table:table-column table:style-name="co8" table:default-cell-style-name="ce5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Color</text:p>
          </table:table-cell>
          <table:table-cell table:style-name="ce7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/>
          <table:table-cell table:style-name="ce1" office:value-type="string" calcext:value-type="string">
            <text:p>Recording</text:p>
          </table:table-cell>
          <table:table-cell table:style-name="ce7" office:value-type="string" calcext:value-type="string">
            <text:p>Record Arm</text:p>
          </table:table-cell>
          <table:table-cell table:style-name="ce3"/>
          <table:table-cell table:style-name="ce10" office:value-type="string" calcext:value-type="string">
            <text:p>DCA1</text:p>
          </table:table-cell>
          <table:table-cell table:style-name="ce10" office:value-type="string" calcext:value-type="string">
            <text:p>DCA2</text:p>
          </table:table-cell>
          <table:table-cell table:style-name="ce10" office:value-type="string" calcext:value-type="string">
            <text:p>DCA3</text:p>
          </table:table-cell>
          <table:table-cell table:style-name="ce10" office:value-type="string" calcext:value-type="string">
            <text:p>DCA4</text:p>
          </table:table-cell>
          <table:table-cell table:style-name="ce10" office:value-type="string" calcext:value-type="string">
            <text:p>DCA5</text:p>
          </table:table-cell>
          <table:table-cell table:style-name="ce10" office:value-type="string" calcext:value-type="string">
            <text:p>DCA6</text:p>
          </table:table-cell>
          <table:table-cell table:style-name="ce10" office:value-type="string" calcext:value-type="string">
            <text:p>DCA7</text:p>
          </table:table-cell>
          <table:table-cell table:style-name="ce10" office:value-type="string" calcext:value-type="string">
            <text:p>DCA8</text:p>
          </table:table-cell>
          <table:table-cell table:style-name="ce10" office:value-type="string" calcext:value-type="string">
            <text:p>DCA9</text:p>
          </table:table-cell>
          <table:table-cell table:style-name="ce10" office:value-type="string" calcext:value-type="string">
            <text:p>DCA10</text:p>
          </table:table-cell>
          <table:table-cell table:style-name="ce10" office:value-type="string" calcext:value-type="string">
            <text:p>DCA11</text:p>
          </table:table-cell>
          <table:table-cell table:style-name="ce10" office:value-type="string" calcext:value-type="string">
            <text:p>DCA12</text:p>
          </table:table-cell>
          <table:table-cell table:style-name="ce10" office:value-type="string" calcext:value-type="string">
            <text:p>DCA13</text:p>
          </table:table-cell>
          <table:table-cell table:style-name="ce10" office:value-type="string" calcext:value-type="string">
            <text:p>DCA14</text:p>
          </table:table-cell>
          <table:table-cell table:style-name="ce10" office:value-type="string" calcext:value-type="string">
            <text:p>DCA15</text:p>
          </table:table-cell>
          <table:table-cell table:style-name="ce10" office:value-type="string" calcext:value-type="string">
            <text:p>DCA16</text:p>
          </table:table-cell>
          <table:table-cell table:style-name="ce10" office:value-type="string" calcext:value-type="string">
            <text:p>DCA17</text:p>
          </table:table-cell>
          <table:table-cell table:style-name="ce10" office:value-type="string" calcext:value-type="string">
            <text:p>DCA18</text:p>
          </table:table-cell>
          <table:table-cell table:style-name="ce10" office:value-type="string" calcext:value-type="string">
            <text:p>DCA19</text:p>
          </table:table-cell>
          <table:table-cell table:style-name="ce10" office:value-type="string" calcext:value-type="string">
            <text:p>DCA20</text:p>
          </table:table-cell>
          <table:table-cell table:style-name="ce10" office:value-type="string" calcext:value-type="string">
            <text:p>DCA21</text:p>
          </table:table-cell>
          <table:table-cell table:style-name="ce10" office:value-type="string" calcext:value-type="string">
            <text:p>DCA22</text:p>
          </table:table-cell>
          <table:table-cell table:style-name="ce10" office:value-type="string" calcext:value-type="string">
            <text:p>DCA23</text:p>
          </table:table-cell>
          <table:table-cell table:style-name="ce10" office:value-type="string" calcext:value-type="string">
            <text:p>DCA24</text:p>
          </table:table-cell>
          <table:table-cell table:style-name="ce3"/>
          <table:table-cell table:style-name="ce10" office:value-type="string" calcext:value-type="string">
            <text:p>Mute1</text:p>
          </table:table-cell>
          <table:table-cell table:style-name="ce10" office:value-type="string" calcext:value-type="string">
            <text:p>Mute2</text:p>
          </table:table-cell>
          <table:table-cell table:style-name="ce10" office:value-type="string" calcext:value-type="string">
            <text:p>Mute3</text:p>
          </table:table-cell>
          <table:table-cell table:style-name="ce10" office:value-type="string" calcext:value-type="string">
            <text:p>Mute4</text:p>
          </table:table-cell>
          <table:table-cell table:style-name="ce10" office:value-type="string" calcext:value-type="string">
            <text:p>Mute5</text:p>
          </table:table-cell>
          <table:table-cell table:style-name="ce10" office:value-type="string" calcext:value-type="string">
            <text:p>Mute6</text:p>
          </table:table-cell>
          <table:table-cell table:style-name="ce10" office:value-type="string" calcext:value-type="string">
            <text:p>Mute7</text:p>
          </table:table-cell>
          <table:table-cell table:style-name="ce10" office:value-type="string" calcext:value-type="string">
            <text:p>Mute8</text:p>
          </table:table-cell>
          <table:table-cell table:style-name="ce3" table:number-columns-repeated="16338"/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ST001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2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ST002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0" calcext:value-type="float">
            <text:p>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1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ST003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0" calcext:value-type="float">
            <text:p>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ST004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9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ST005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0" calcext:value-type="float">
            <text:p>1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ST006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20" calcext:value-type="float">
            <text:p>1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7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ST007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0" calcext:value-type="float">
            <text:p>1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6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ST008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60" calcext:value-type="float">
            <text:p>1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5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ST009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0" calcext:value-type="float">
            <text:p>1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TST010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0" calcext:value-type="float">
            <text:p>2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TST011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20" calcext:value-type="float">
            <text:p>2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TST012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40" calcext:value-type="float">
            <text:p>2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TST013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60" calcext:value-type="float">
            <text:p>2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TST014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80" calcext:value-type="float">
            <text:p>2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TST015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00" calcext:value-type="float">
            <text:p>3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TST016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20" calcext:value-type="float">
            <text:p>3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TST017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40" calcext:value-type="float">
            <text:p>3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TST018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60" calcext:value-type="float">
            <text:p>3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TST019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80" calcext:value-type="float">
            <text:p>3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TST020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00" calcext:value-type="float">
            <text:p>4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TST021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20" calcext:value-type="float">
            <text:p>4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TST022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40" calcext:value-type="float">
            <text:p>4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TST023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60" calcext:value-type="float">
            <text:p>4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TST024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80" calcext:value-type="float">
            <text:p>4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TST025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00" calcext:value-type="float">
            <text:p>5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TST026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20" calcext:value-type="float">
            <text:p>5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TST027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40" calcext:value-type="float">
            <text:p>5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TST028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60" calcext:value-type="float">
            <text:p>5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TST029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80" calcext:value-type="float">
            <text:p>5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TST030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00" calcext:value-type="float">
            <text:p>6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TST031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20" calcext:value-type="float">
            <text:p>6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TST032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40" calcext:value-type="float">
            <text:p>6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TST033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60" calcext:value-type="float">
            <text:p>6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TST034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80" calcext:value-type="float">
            <text:p>6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TST035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700" calcext:value-type="float">
            <text:p>7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TST036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720" calcext:value-type="float">
            <text:p>7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TST037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740" calcext:value-type="float">
            <text:p>7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TST038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760" calcext:value-type="float">
            <text:p>7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TST039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780" calcext:value-type="float">
            <text:p>7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TST040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0" calcext:value-type="float">
            <text:p>8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TST041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20" calcext:value-type="float">
            <text:p>8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TST042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40" calcext:value-type="float">
            <text:p>8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TST043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60" calcext:value-type="float">
            <text:p>8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TST044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80" calcext:value-type="float">
            <text:p>8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TST045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TST046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920" calcext:value-type="float">
            <text:p>9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TST047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940" calcext:value-type="float">
            <text:p>9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TST048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960" calcext:value-type="float">
            <text:p>9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TST049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980" calcext:value-type="float">
            <text:p>9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TST050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00" calcext:value-type="float">
            <text:p>10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TST051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20" calcext:value-type="float">
            <text:p>10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TST052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40" calcext:value-type="float">
            <text:p>10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TST053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60" calcext:value-type="float">
            <text:p>10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TST054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80" calcext:value-type="float">
            <text:p>10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TST055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100" calcext:value-type="float">
            <text:p>11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TST056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120" calcext:value-type="float">
            <text:p>11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TST057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140" calcext:value-type="float">
            <text:p>11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TST058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160" calcext:value-type="float">
            <text:p>11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TST059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180" calcext:value-type="float">
            <text:p>11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TST060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200" calcext:value-type="float">
            <text:p>12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TST061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20" calcext:value-type="float">
            <text:p>12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TST062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240" calcext:value-type="float">
            <text:p>12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TST063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60" calcext:value-type="float">
            <text:p>12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TST064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280" calcext:value-type="float">
            <text:p>12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TST065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300" calcext:value-type="float">
            <text:p>13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TST066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320" calcext:value-type="float">
            <text:p>13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TST067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340" calcext:value-type="float">
            <text:p>13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3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TST068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360" calcext:value-type="float">
            <text:p>13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TST069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380" calcext:value-type="float">
            <text:p>13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TST070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00" calcext:value-type="float">
            <text:p>14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TST071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20" calcext:value-type="float">
            <text:p>14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2"/>
        </table:table-row>
        <table:table-row table:style-name="ro3">
          <table:table-cell table:style-name="ce2" office:value-type="float" office:value="72" calcext:value-type="float">
            <text:p>72</text:p>
          </table:table-cell>
          <table:table-cell table:style-name="ce4" office:value-type="string" calcext:value-type="string">
            <text:p>TST072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40" calcext:value-type="float">
            <text:p>14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TST073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60" calcext:value-type="float">
            <text:p>14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TST074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80" calcext:value-type="float">
            <text:p>14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TST075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500" calcext:value-type="float">
            <text:p>15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4" office:value-type="string" calcext:value-type="string">
            <text:p>TST076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520" calcext:value-type="float">
            <text:p>15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TST077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540" calcext:value-type="float">
            <text:p>15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TST078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560" calcext:value-type="float">
            <text:p>15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TST079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580" calcext:value-type="float">
            <text:p>15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TST080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600" calcext:value-type="float">
            <text:p>16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TST081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20" calcext:value-type="float">
            <text:p>16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TST082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640" calcext:value-type="float">
            <text:p>16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TST083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60" calcext:value-type="float">
            <text:p>16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4" office:value-type="string" calcext:value-type="string">
            <text:p>TST084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680" calcext:value-type="float">
            <text:p>16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TST085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700" calcext:value-type="float">
            <text:p>17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TST086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720" calcext:value-type="float">
            <text:p>17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TST087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740" calcext:value-type="float">
            <text:p>17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TST088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760" calcext:value-type="float">
            <text:p>17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TST089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780" calcext:value-type="float">
            <text:p>17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TST090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00" calcext:value-type="float">
            <text:p>18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TST091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20" calcext:value-type="float">
            <text:p>18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TST092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40" calcext:value-type="float">
            <text:p>18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TST093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60" calcext:value-type="float">
            <text:p>18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TST094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80" calcext:value-type="float">
            <text:p>18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TST095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900" calcext:value-type="float">
            <text:p>19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TST096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920" calcext:value-type="float">
            <text:p>19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4" office:value-type="string" calcext:value-type="string">
            <text:p>TST097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940" calcext:value-type="float">
            <text:p>19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4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4" office:value-type="string" calcext:value-type="string">
            <text:p>TST098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960" calcext:value-type="float">
            <text:p>19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4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TST099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980" calcext:value-type="float">
            <text:p>19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4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TST100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00" calcext:value-type="float">
            <text:p>20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4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TST101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4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4" office:value-type="string" calcext:value-type="string">
            <text:p>TST102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0" calcext:value-type="float">
            <text:p>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4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TST103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0" calcext:value-type="float">
            <text:p>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4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4" office:value-type="string" calcext:value-type="string">
            <text:p>TST104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4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4" office:value-type="string" calcext:value-type="string">
            <text:p>TST105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0" calcext:value-type="float">
            <text:p>1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TST106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20" calcext:value-type="float">
            <text:p>1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4" office:value-type="string" calcext:value-type="string">
            <text:p>TST107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0" calcext:value-type="float">
            <text:p>1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4" office:value-type="string" calcext:value-type="string">
            <text:p>TST108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60" calcext:value-type="float">
            <text:p>1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4" office:value-type="string" calcext:value-type="string">
            <text:p>TST109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0" calcext:value-type="float">
            <text:p>1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4" office:value-type="string" calcext:value-type="string">
            <text:p>TST110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0" calcext:value-type="float">
            <text:p>2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4" office:value-type="string" calcext:value-type="string">
            <text:p>TST111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20" calcext:value-type="float">
            <text:p>2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4" office:value-type="string" calcext:value-type="string">
            <text:p>TST112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40" calcext:value-type="float">
            <text:p>2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4" office:value-type="string" calcext:value-type="string">
            <text:p>TST113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60" calcext:value-type="float">
            <text:p>2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4" office:value-type="string" calcext:value-type="string">
            <text:p>TST114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80" calcext:value-type="float">
            <text:p>2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4" office:value-type="string" calcext:value-type="string">
            <text:p>TST115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00" calcext:value-type="float">
            <text:p>3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4" office:value-type="string" calcext:value-type="string">
            <text:p>TST116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20" calcext:value-type="float">
            <text:p>3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4" office:value-type="string" calcext:value-type="string">
            <text:p>TST117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40" calcext:value-type="float">
            <text:p>3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4" office:value-type="string" calcext:value-type="string">
            <text:p>TST118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60" calcext:value-type="float">
            <text:p>3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4" office:value-type="string" calcext:value-type="string">
            <text:p>TST119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80" calcext:value-type="float">
            <text:p>3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4" office:value-type="string" calcext:value-type="string">
            <text:p>TST120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00" calcext:value-type="float">
            <text:p>4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4" office:value-type="string" calcext:value-type="string">
            <text:p>TST121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20" calcext:value-type="float">
            <text:p>4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TST122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40" calcext:value-type="float">
            <text:p>4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TST123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60" calcext:value-type="float">
            <text:p>4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4" office:value-type="string" calcext:value-type="string">
            <text:p>TST124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80" calcext:value-type="float">
            <text:p>4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TST125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00" calcext:value-type="float">
            <text:p>5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TST126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20" calcext:value-type="float">
            <text:p>5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TST127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40" calcext:value-type="float">
            <text:p>5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4" office:value-type="string" calcext:value-type="string">
            <text:p>TST128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60" calcext:value-type="float">
            <text:p>5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2"/>
          <table:table-cell/>
          <table:table-cell table:content-validation-name="val3"/>
          <table:table-cell table:number-columns-repeated="16377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2"/>
          <table:table-cell/>
          <table:table-cell table:content-validation-name="val3"/>
          <table:table-cell table:number-columns-repeated="16377"/>
        </table:table-row>
        <table:table-row table:style-name="ro2" table:number-rows-repeated="6">
          <table:table-cell table:number-columns-repeated="6"/>
          <table:table-cell table:content-validation-name="val3"/>
          <table:table-cell table:number-columns-repeated="16377"/>
        </table:table-row>
        <table:table-row table:style-name="ro2" table:number-rows-repeated="104843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J1:Channels.J1048576 Channels.D1:Channels.D1048576 Channels.C2:Channels.C129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48V &amp; Pad" table:style-name="ta2">
        <table:table-column table:style-name="co9" table:default-cell-style-name="ce5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13" table:number-columns-repeated="4" table:default-cell-style-name="ce2"/>
        <table:table-column table:style-name="co12" table:default-cell-style-name="ce2"/>
        <table:table-column table:style-name="co12" table:number-columns-repeated="2" table:default-cell-style-name="ce5"/>
        <table:table-column table:style-name="co13" table:number-columns-repeated="2" table:default-cell-style-name="ce5"/>
        <table:table-row table:style-name="ro4">
          <table:table-cell table:style-name="ce11" office:value-type="string" calcext:value-type="string">
            <text:p>Indication Start/End Channel</text:p>
            <text:p>For</text:p>
            <text:p>Mixrack / Expanders</text:p>
            <text:p/>
          </table:table-cell>
          <table:table-cell table:style-name="ce12" office:value-type="string" calcext:value-type="string">
            <text:p>Socket Number</text:p>
          </table:table-cell>
          <table:table-cell table:style-name="ce13" office:value-type="string" calcext:value-type="string">
            <text:p>Local Phantom</text:p>
          </table:table-cell>
          <table:table-cell table:style-name="ce13" office:value-type="string" calcext:value-type="string">
            <text:p>Local Pad</text:p>
          </table:table-cell>
          <table:table-cell table:style-name="ce13" office:value-type="string" calcext:value-type="string">
            <text:p>Local Gain</text:p>
          </table:table-cell>
          <table:table-cell table:style-name="ce10"/>
          <table:table-cell table:style-name="ce14" office:value-type="string" calcext:value-type="string">
            <text:p>DX1 Phantom</text:p>
          </table:table-cell>
          <table:table-cell table:style-name="ce14" office:value-type="string" calcext:value-type="string">
            <text:p>DX1 Pad</text:p>
          </table:table-cell>
          <table:table-cell table:style-name="ce14" office:value-type="string" calcext:value-type="string">
            <text:p>DX1 Gain</text:p>
          </table:table-cell>
          <table:table-cell table:style-name="ce10"/>
          <table:table-cell table:style-name="ce15" office:value-type="string" calcext:value-type="string">
            <text:p>DX3 Phantom</text:p>
          </table:table-cell>
          <table:table-cell table:style-name="ce15" office:value-type="string" calcext:value-type="string">
            <text:p>DX3 Pad</text:p>
          </table:table-cell>
          <table:table-cell table:style-name="ce15" office:value-type="string" calcext:value-type="string">
            <text:p>DX3 Gain</text:p>
          </table:table-cell>
          <table:table-cell table:style-name="ce10"/>
          <table:table-cell table:style-name="ce16" office:value-type="string" calcext:value-type="string">
            <text:p>Slink Phantom</text:p>
          </table:table-cell>
          <table:table-cell table:style-name="ce16" office:value-type="string" calcext:value-type="string">
            <text:p>Slink Pad</text:p>
          </table:table-cell>
          <table:table-cell table:style-name="ce16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 table:number-rows-repeated="1048446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Misc" table:style-name="ta3"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" table:number-columns-repeated="16381" table:default-cell-style-name="Default"/>
        <table:table-row table:style-name="ro2">
          <table:table-cell table:style-name="ce1" office:value-type="string" calcext:value-type="string">
            <text:p>Property</text:p>
          </table:table-cell>
          <table:table-cell table:style-name="ce1" office:value-type="string" calcext:value-type="string">
            <text:p>Value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81"/>
        </table:table-row>
        <table:table-row table:style-name="ro2">
          <table:table-cell table:style-name="ce9" office:value-type="string" calcext:value-type="string">
            <text:p>Version</text:p>
          </table:table-cell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Version of the sheet, indicates how the cell/columns are arranged.</text:p>
          </table:table-cell>
          <table:table-cell table:number-columns-repeated="16381"/>
        </table:table-row>
        <table:table-row table:style-name="ro2" table:number-rows-repeated="7">
          <table:table-cell table:number-columns-repeated="16384"/>
        </table:table-row>
        <table:table-row table:style-name="ro5" table:number-rows-repeated="1048566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48V_20__26__20_Pad" style:display-name="PageStyle_48V &amp; Pad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5-22T16:51:47.566934602</dc:date>
    <meta:editing-cycles>187</meta:editing-cycles>
    <meta:editing-duration>P4DT11H58M51S</meta:editing-duration>
    <meta:generator>LibreOffice/7.4.2.3$MacOSX_X86_64 LibreOffice_project/382eef1f22670f7f4118c8c2dd222ec7ad009daf</meta:generator>
    <meta:document-statistic meta:table-count="3" meta:cell-count="2353" meta:object-count="0"/>
    <meta:user-defined meta:name="AppVersion">15.0000</meta:user-defined>
  </office:meta>
</office:document-meta>
</file>